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60000000800C038B9E3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9.2335in" draw:z-index="0"><draw:image xlink:href="Pictures/100000000000060000000800C038B9E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2-03-18T22:24:09</meta:creation-date>
    <dc:date>2012-03-18T22:27:27</dc:date>
    <dc:creator>Max </dc:creator>
    <meta:editing-duration>PT3M19S</meta:editing-duration>
    <meta:editing-cycles>2</meta:editing-cycles>
    <meta:generator>LibreOffice/3.4$Linux LibreOffice_project/340m1$Build-40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